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/>
      <text:p>Thomas Hof</text:p>
      <text:p>Webentwickler | Selbstgelernter Programmierer</text:p>
      <text:p>📍 https://bytom.dev</text:p>
      <text:p>📧 thomas.hof1984@gmail.com | 📞 +49 1522 8958094 | GitHub: https://github.com/floatingbug</text:p>
      <text:p/>
      <text:p>Profil</text:p>
      <text:p>Leidenschaftlicher, selbstgelernter Webentwickler mit Fachkenntnissen in Backend- und Frontend-Technologien.</text:p>
      <text:p>Erfahren im Aufbau moderner Webanwendungen mit JavaScript-Frameworks und Backend-Technologien.</text:p>
      <text:p>Geübt in Netzwerken, Serververwaltung und Bereitstellung mit Docker und Nginx.</text:p>
      <text:p>Immer bereit, zu lernen, Probleme zu lösen und neue Herausforderungen anzugehen.</text:p>
      <text:p/>
      <text:p>Fähigkeiten &amp; Technologien</text:p>
      <text:p>- Frontend: Vue.js, JavaScript, HTML, CSS</text:p>
      <text:p>- Backend: Node.js, Express.js, MongoDB</text:p>
      <text:p>- DevOps &amp; Netzwerke: Docker, Nginx, Git, Netzwerkprotokolle</text:p>
      <text:p>- Weitere: REST-APIs, Web-Sicherheit, Linux-Server-Verwaltung</text:p>
      <text:p/>
      <text:p>Projekte &amp; Portfolio</text:p>
      <text:p>🌐 Portfolio: https://bytom.dev</text:p>
      <text:p>🐙 GitHub: https://github.com/floatingbug</text:p>
      <text:p/>
      <text:p>- myMovielist – myMovielist ist eine Webanwendung, bei der sich Nutzer registrieren, einloggen, Listen erstellen, öffentliche Listen von anderen Nutzern ansehen, Filme bewerten und mehr können. Entwickelt mit Vue.js, Node.js, Express.js und MongoDB.</text:p>
      <text:p/>
      <text:p>Sprachen</text:p>
      <text:p>- Deutsch – Muttersprache</text:p>
      <text:p>- Englisch – Mittelstufe / Fortgeschritten</text:p>
      <text:p/>
      <text:p>Verfügbarkeit für Arbeit (Optional)</text:p>
      <text:p>✔️ Verfügbar für freiberufliche und Vertragsprojekte</text:p>
      <text:p>✔️ Offen für Remote-Arbeitsmöglichkeiten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